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Kochbuch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Valerii Drobiazgho</text:p>
            <text:p>Clemens Berg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s bisher gescha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atenbank</text:p>
              </text:list-item>
              <text:list-item>
                <text:p>Recyclerview</text:p>
              </text:list-item>
              <text:list-item>
                <text:p>Detailansicht</text:p>
              </text:list-item>
              <text:list-item>
                <text:p>Favorisieren</text:p>
              </text:list-item>
              <text:list-item>
                <text:p>Kategori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s noch bleib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wipen durch Rezeptliste</text:p>
              </text:list-item>
              <text:list-item>
                <text:p>Bilder</text:p>
              </text:list-item>
              <text:list-item>
                <text:p>Hinzufügen eigener Rezepte</text:p>
              </text:list-item>
              <text:list-item>
                <text:p>Horizontalansich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31T16:56:23.996000000</meta:creation-date>
    <dc:date>2022-02-01T09:08:22.381000000</dc:date>
    <meta:editing-duration>PT17M22S</meta:editing-duration>
    <meta:editing-cycles>7</meta:editing-cycles>
    <meta:generator>LibreOffice/6.1.4.2$Windows_X86_64 LibreOffice_project/9d0f32d1f0b509096fd65e0d4bec26ddd1938fd3</meta:generator>
    <meta:document-statistic meta:object-count="33"/>
  </office:meta>
</office:document-meta>
</file>